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eeeee" draw:textarea-horizontal-align="justify" draw:textarea-vertical-align="middle" draw:auto-grow-height="false" fo:min-height="0.654cm" fo:min-width="5.404cm"/>
      <style:paragraph-properties style:writing-mode="lr-tb"/>
    </style:style>
    <style:style style:name="gr2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1cm" svg:x="1.001cm" svg:y="1.001cm">
          <text:p text:style-name="P1"><text:span text:style-name="T1">Us</text:span><text:span text:style-name="T1">er </text:span><text:span text:style-name="T1">Ap</text:span><text:span text:style-name="T1">pli</text:span><text:span text:style-name="T1">cat</text:span><text:span text:style-name="T1">ion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6cm" svg:height="1cm" svg:x="1cm" svg:y="3cm">
          <text:p text:style-name="P1"><text:span text:style-name="T1">Operating System Kerne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6cm" svg:height="1cm" svg:x="1.001cm" svg:y="5cm">
          <text:p text:style-name="P1"><text:span text:style-name="T1">Plataform Runtime Firmware (S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001cm" svg:y1="2.001cm" svg:x2="4cm" svg:y2="3cm" draw:start-shape="id1" draw:start-glue-point="2" draw:end-shape="id2" draw:end-glue-point="0" svg:d="M4001 2001v500h-1v499" svg:viewBox="0 0 2 1000">
          <text:p/>
        </draw:connector>
        <draw:connector draw:style-name="gr3" draw:text-style-name="P3" draw:layer="layout" svg:x1="4cm" svg:y1="4cm" svg:x2="4.001cm" svg:y2="5cm" draw:start-shape="id2" draw:start-glue-point="2" draw:end-shape="id3" draw:end-glue-point="0" svg:d="M4000 4000v501h1v499" svg:viewBox="0 0 2 1001">
          <text:p/>
        </draw:connector>
        <draw:frame draw:style-name="gr4" draw:text-style-name="P4" draw:layer="layout" svg:width="1.751cm" svg:height="0.645cm" svg:x="7.1cm" svg:y="1.15cm">
          <draw:text-box>
            <text:p><text:span text:style-name="T1">U-Mode</text:span></text:p>
          </draw:text-box>
        </draw:frame>
        <draw:frame draw:style-name="gr4" draw:text-style-name="P4" draw:layer="layout" svg:width="1.73cm" svg:height="0.645cm" svg:x="7.1cm" svg:y="3.15cm">
          <draw:text-box>
            <text:p><text:span text:style-name="T1">S-Mode</text:span></text:p>
          </draw:text-box>
        </draw:frame>
        <draw:frame draw:style-name="gr4" draw:text-style-name="P4" draw:layer="layout" svg:width="1.789cm" svg:height="0.645cm" svg:x="7.1cm" svg:y="5.15cm">
          <draw:text-box>
            <text:p><text:span text:style-name="T1">M-Mode</text:span></text:p>
          </draw:text-box>
        </draw:frame>
        <draw:frame draw:style-name="gr4" draw:text-style-name="P4" draw:layer="layout" svg:width="1.065cm" svg:height="0.645cm" svg:x="4cm" svg:y="4.15cm">
          <draw:text-box>
            <text:p><text:span text:style-name="T1">SBI</text:span></text:p>
          </draw:text-box>
        </draw:frame>
        <draw:frame draw:style-name="gr4" draw:text-style-name="P4" draw:layer="layout" svg:width="2.551cm" svg:height="0.645cm" svg:x="4cm" svg:y="2.15cm">
          <draw:text-box>
            <text:p><text:span text:style-name="T1">System Call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3T21:55:08.304340066</meta:creation-date>
    <dc:date>2022-10-23T22:04:11.728033320</dc:date>
    <meta:editing-duration>PT9M4S</meta:editing-duration>
    <meta:editing-cycles>1</meta:editing-cycles>
    <meta:document-statistic meta:object-count="10"/>
    <meta:generator>LibreOffice/7.3.6.2$Linux_X86_64 LibreOffice_project/30$Build-2</meta:generator>
  </office:meta>
</office:document-meta>
</file>